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c807" officeooo:paragraph-rsid="001ec807"/>
    </style:style>
    <style:style style:name="P2" style:family="paragraph" style:parent-style-name="Standard">
      <style:text-properties officeooo:rsid="0020457c" officeooo:paragraph-rsid="0020457c"/>
    </style:style>
    <style:style style:name="P3" style:family="paragraph" style:parent-style-name="Standard">
      <style:text-properties officeooo:rsid="0021d5dc" officeooo:paragraph-rsid="0025f3ea"/>
    </style:style>
    <style:style style:name="P4" style:family="paragraph" style:parent-style-name="Standard">
      <style:text-properties officeooo:rsid="0021d5dc" officeooo:paragraph-rsid="00285d6d"/>
    </style:style>
    <style:style style:name="P5" style:family="paragraph" style:parent-style-name="Standard">
      <style:text-properties officeooo:paragraph-rsid="0025f3ea"/>
    </style:style>
    <style:style style:name="P6" style:family="paragraph" style:parent-style-name="Standard">
      <style:text-properties officeooo:rsid="002dba90" officeooo:paragraph-rsid="002dba90"/>
    </style:style>
    <style:style style:name="P7" style:family="paragraph" style:parent-style-name="Standard" style:list-style-name="L1">
      <style:text-properties officeooo:rsid="002dba90" officeooo:paragraph-rsid="002dba90"/>
    </style:style>
    <style:style style:name="P8" style:family="paragraph" style:parent-style-name="Standard" style:list-style-name="L1">
      <style:text-properties officeooo:paragraph-rsid="002fa9ac"/>
    </style:style>
    <style:style style:name="P9" style:family="paragraph" style:parent-style-name="Standard">
      <style:text-properties officeooo:paragraph-rsid="002fa9ac"/>
    </style:style>
    <style:style style:name="P10" style:family="paragraph" style:parent-style-name="Standard">
      <style:text-properties officeooo:rsid="002fa9ac" officeooo:paragraph-rsid="002fa9ac"/>
    </style:style>
    <style:style style:name="P11" style:family="paragraph" style:parent-style-name="Standard" style:list-style-name="L2">
      <style:text-properties officeooo:paragraph-rsid="002fa9ac"/>
    </style:style>
    <style:style style:name="P12" style:family="paragraph" style:parent-style-name="Standard">
      <style:text-properties officeooo:rsid="0037e041" officeooo:paragraph-rsid="0045c4b1"/>
    </style:style>
    <style:style style:name="P13" style:family="paragraph" style:parent-style-name="Standard">
      <style:text-properties officeooo:rsid="004b6f27" officeooo:paragraph-rsid="004b6f27"/>
    </style:style>
    <style:style style:name="T1" style:family="text">
      <style:text-properties officeooo:rsid="0021d5dc"/>
    </style:style>
    <style:style style:name="T2" style:family="text">
      <style:text-properties officeooo:rsid="0025ccf8"/>
    </style:style>
    <style:style style:name="T3" style:family="text">
      <style:text-properties officeooo:rsid="0025f3ea"/>
    </style:style>
    <style:style style:name="T4" style:family="text">
      <style:text-properties officeooo:rsid="002dba90"/>
    </style:style>
    <style:style style:name="T5" style:family="text">
      <style:text-properties officeooo:rsid="002ed351"/>
    </style:style>
    <style:style style:name="T6" style:family="text">
      <style:text-properties style:text-position="super 58%" officeooo:rsid="002ed351"/>
    </style:style>
    <style:style style:name="T7" style:family="text">
      <style:text-properties officeooo:rsid="00365e95"/>
    </style:style>
    <style:style style:name="T8" style:family="text">
      <style:text-properties officeooo:rsid="0045a524"/>
    </style:style>
    <style:style style:name="T9" style:family="text">
      <style:text-properties officeooo:rsid="0045c4b1"/>
    </style:style>
    <style:style style:name="T10" style:family="text">
      <style:text-properties officeooo:rsid="00466917"/>
    </style:style>
    <style:style style:name="T11" style:family="text">
      <style:text-properties officeooo:rsid="004d1026"/>
    </style:style>
    <style:style style:name="T12" style:family="text">
      <style:text-properties officeooo:rsid="00641c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家族财富史</text:p>
      <text:p text:style-name="Standard"/>
      <text:p text:style-name="Standard">家里财富增长最快的时期是1995-2000. 哈尔滨人喜欢买奢侈品，提供了手机消费的土壤，当时没有电商，手机店有很大的利润空间。后期所有零售商的利润都被电商和快递瓜分。电商处于完全竞争，头部占领市场，其他人喝汤都难。银华大厦早期周围的人做淘宝居多。斜对面一开始是做淘宝，搞得很神秘，后来换成护工的宿舍，再后来变成现在的产后康复机构。</text:p>
      <text:p text:style-name="Standard"/>
      <text:p text:style-name="Standard">服务业（第三产业）渐渐兴起，电商逐渐淘汰。</text:p>
      <text:p text:style-name="Standard"/>
      <text:p text:style-name="Standard"/>
      <text:p text:style-name="Standard">2000年后电商崛起。实体经济的消亡，共享经济的崛起。</text:p>
      <text:p text:style-name="Standard"/>
      <text:p text:style-name="Standard">美国金融危机后，中国实行4万亿计划+人民币不断升值，低端进出口基本完蛋（广东，浙江）。深圳，杭州攀登科技树，华为，腾讯，阿里巴巴起来了。</text:p>
      <text:p text:style-name="Standard"/>
      <text:p text:style-name="Standard"/>
      <text:p text:style-name="Standard">2010年后基本没有赚钱机会。除了买房。</text:p>
      <text:p text:style-name="Standard"/>
      <text:p text:style-name="Standard">2015年的共享经济，share apartments, share bike, taxi. 力图让社会上的闲散资源充分利用。让剩余的劳动力，物业充分利用起来。</text:p>
      <text:p text:style-name="Standard"/>
      <text:p text:style-name="P1">2016直播起来了，alipay和微信在移动端的布局帮了他们大忙。</text:p>
      <text:p text:style-name="P1"/>
      <text:p text:style-name="P2">2015-今 短视频兴起。移动端渐渐取代了电脑端。</text:p>
      <text:p text:style-name="P1"/>
      <text:p text:style-name="P1">2016外卖起来了。 </text:p>
      <text:p text:style-name="Standard"/>
      <text:p text:style-name="P4">2010年以后，移动端造就了<text:span text:style-name="T2">shared economy + 直播 + 外卖的成功。Mobile payments 的基础设施建立了以后，你只要想方设法的让用户pay, 做大的包括食物（外卖），娱乐（直播，短视频，交友），社交（微信）。人的基本需求从来没变，社交需求以前是MSN，QQ，短信，人人，后来是微信。只是渠道变了，人做的事情并没变。在纽约点外卖：电脑上delivery.com，现在是手机美团。以前美团做团购，还有什么拉手网，后来团购不火了，他们成功捕捉了外卖这一领域。</text:span></text:p>
      <text:p text:style-name="P4"/>
      <text:p text:style-name="P4"><text:span text:style-name="T2">2013年刚回国，搜过几次外卖平台，都没有，只有肯德基和麦当劳和必胜客，当时就是机会。当时这个机会我是看得到的，因为在纽约有seamless和delivery.com. 中国没有类似平台。</text:span></text:p>
      <text:p text:style-name="P4"/>
      <text:p text:style-name="P3"/>
      <text:p text:style-name="P5"><text:span text:style-name="T1">华为的攀登科技树占领了5G市场和逐渐做大手机市场，取代三星。（发展科技实力，投资R&amp;D的重要性。</text:span></text:p>
      <text:p text:style-name="P5"><text:span text:style-name="T3">）</text:span></text:p>
      <text:p text:style-name="Standard"/>
      <text:p text:style-name="P6">总结：</text:p>
      <text:list xml:id="list4233763199" text:style-name="L1">
        <text:list-item>
          <text:p text:style-name="P7">如果错失了1995-2000的赚钱机会，家里就不会积累资金。在中国赚钱模式有很强的实效性。</text:p>
        </text:list-item>
        <text:list-item>
          <text:p text:style-name="P8"><text:span text:style-name="T4">人的基本需求没变过，只是换方法在不同的平台上去满足。基本需求包括：</text:span></text:p>
          <text:p text:style-name="P8"/>
        </text:list-item>
      </text:list>
      <text:p text:style-name="P9"/>
      <text:p text:style-name="P10"><text:soft-page-break/></text:p>
      <text:list xml:id="list2883701021" text:style-name="L2">
        <text:list-item>
          <text:p text:style-name="P11"><text:span text:style-name="T4">1st level: food(美团，饿了么), shelter(Airbnb), warmth, sleep, transportation (bike, taxi, bus), health(暂时无法虚拟化), clothes(Taobao，uniqlo)</text:span></text:p>
        </text:list-item>
        <text:list-item>
          <text:p text:style-name="P11"><text:span text:style-name="T4">2</text:span><text:span text:style-name="T6">nd</text:span><text:span text:style-name="T5"> level: safety needs: security, freedom from fear, stability, law. (中国相对安全，对这方面担忧少）</text:span></text:p>
        </text:list-item>
        <text:list-item>
          <text:p text:style-name="P11"><text:span text:style-name="T5">3</text:span><text:span text:style-name="T6">rd</text:span><text:span text:style-name="T5"> level: social(Msn-&gt;校内-&gt;wechat/QQ), intimacy, mating(婚恋网站，直播) </text:span></text:p>
        </text:list-item>
        <text:list-item>
          <text:p text:style-name="P11"><text:span text:style-name="T5">4</text:span><text:span text:style-name="T6">th</text:span><text:span text:style-name="T5"> level: dignity, achievement, mastery(gaming), status(奢侈品，当时卖手机，利润率高。豪车), prestige(高等教育), respect(社会地位). </text:span></text:p>
        </text:list-item>
        <text:list-item>
          <text:p text:style-name="P11"><text:span text:style-name="T5">5</text:span><text:span text:style-name="T6">th</text:span><text:span text:style-name="T5"> level: realizing potential, self-fulfillment(travelling, other hobbies to kill boredom), seeking growth(learning language, learning anything), when this is not happening, boredom occurs.</text:span></text:p>
        </text:list-item>
      </text:list>
      <text:p text:style-name="Standard"/>
      <text:p text:style-name="Standard">家族赚钱是<text:span text:style-name="T8">90年代后期</text:span>瞄准了<text:span text:style-name="T7">level 4，跟现在苹果赚钱的模型一样，因为当时手机是奢侈品, 利润率高。</text:span></text:p>
      <text:p text:style-name="Standard"/>
      <text:p text:style-name="P12">一层主要是衣食住行，人的生存需要。越低层次的满足<text:span text:style-name="T8">，价格越便宜，因为所有人都要满足，而且可以提供这些资源的人很多，市场是完全竞争。像早餐店，shelter, transportation， clothes，这层需求不可能赚大钱，人也不可能在这个层面上花大钱。Only platforms make money, like Meituan and Taobao, sellers on the platforms are in perfect competition and cannot make any profit. Shelter在中国被搞成了奢侈品. This is done by linking property with education rights。 国家发展不均匀，发达地区和不发达地区差距大，发达地区人口爆炸，资源不够，欠发达地区人口流出。想在发达地区落脚要支付高额的费用(in the form of property purchase)，所以房价是在一个地方生活的门票，买不起门票的都要走，社会资源不够的情况下，就要通过行政手段（户口，买房）分配教育资源。一线城市的房价反应了投资保值需求+教育入场券的价格。</text:span></text:p>
      <text:p text:style-name="P12"/>
      <text:p text:style-name="P12">第二层在中国和西方基本不是问题<text:span text:style-name="T9">。保镖和古代的镖局提供了level 2的需求资源。因为社会相对安全，这一块基本没有市场需求。</text:span></text:p>
      <text:p text:style-name="P12"/>
      <text:p text:style-name="P12">第三层是<text:span text:style-name="T10">social needs，人是社会动物，人与人之间有交流的需要。从2000年msn/qq，到2007-2013年的校内，2012-2019的微信，2009-2012年的短信。这个需求从来没变，只是从电脑换到了手机，和换了平台。</text:span></text:p>
      <text:p text:style-name="P13">满足这层需求需要是精力和时间而不是钱，软件都是免费的。腾讯获得了用户以后，通过qq会员，附加价值赚钱。social层面花不了大钱但是会花时间。Intimacy这个会花钱+时间，而且坑多，不可预测性强。百合，世纪佳缘就在试图满足这个，但是匹配效率较低。</text:p>
      <text:p text:style-name="P13"/>
      <text:p text:style-name="P13">第四层说白了<text:span text:style-name="T11">，人需要觉得自己牛逼，需要别人觉得他牛逼。所以人会买豪车，买奢侈品。这一层买东西是给别人看的，不是给自己的。这一层也比较贵。所有奢侈品瞄准的都是第四层，这层的profit margin 极为高。产品非常差异化，有技术壁垒或者有其他垄断优势。当时家里卖手机，没有技术壁垒，但是有资金壁垒和渠道壁垒，有了电商以后就完全没有优势了。无论哪个年代，能赚第四层的钱都是大钱。现如今，苹果仍然赚低层次，prada，benz, bmw,cayenne是第四层。Toyota和honda是第一层，所以只能靠走量薄利多销。</text:span></text:p>
      <text:p text:style-name="P13"/>
      <text:p text:style-name="P13">第五层说白了<text:span text:style-name="T11">，人需要躲避无聊。 兴趣爱好，旅游，这都是躲避无聊的方法。驴妈妈，旅游软件，携程，这些都是面对第五层。这个有可能会花大价钱。这个层次同质化较高，竞争激烈。利润率较低。旅行社之间提供的服务差不多，没那么多油水可以赚。满足兴趣爱好，这个要看资源提供者的能力，能力越高越贵。</text:span></text:p>
      <text:p text:style-name="P12"/>
      <text:p text:style-name="P12">创业之前先想是面对第几层<text:span text:style-name="T12">。没有技术壁垒，生意会非常辛苦，而且赚不到超额利润。提高技术，Huawei can advance from Level 1 to level 4, with increasing prestige you can jack up the price . Toyota tried to go from Level 1 to level 4 through Lexus, Honda through Acura and Nissan through Infiniti. </text:span></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3:38:22.707329643</meta:creation-date>
    <dc:date>2019-04-24T15:04:15.375797221</dc:date>
    <meta:editing-duration>PT1H25M16S</meta:editing-duration>
    <meta:editing-cycles>76</meta:editing-cycles>
    <meta:generator>LibreOffice/6.0.7.3$Linux_X86_64 LibreOffice_project/00m0$Build-3</meta:generator>
    <meta:document-statistic meta:table-count="0" meta:image-count="0" meta:object-count="0" meta:page-count="2" meta:paragraph-count="30" meta:word-count="1927" meta:character-count="3030" meta:non-whitespace-character-count="2874"/>
  </office:meta>
</office:document-meta>
</file>